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2.54cm" svg:x="7.96cm" svg:y="2.27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08cm" svg:height="2.54cm" svg:x="7.96cm" svg:y="25.765cm">
          <text:p text:style-name="P1">Exit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1.43cm" svg:height="1.905cm" svg:x="4.81cm" svg:y="7.985cm">
          <text:p text:style-name="P1">Ask for name</text:p>
          <text:p text:style-name="P1">Store in name variabl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1.43cm" svg:height="1.905cm" svg:x="4.81cm" svg:y="14.335cm">
          <text:p text:style-name="P1">Print “Hello &lt;name&gt;!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1.43cm" svg:height="1.905cm" svg:x="4.81cm" svg:y="20.685cm">
          <text:p text:style-name="P1">Print newlin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0.525cm" svg:y1="4.81cm" svg:x2="10.525cm" svg:y2="7.985cm">
          <text:p/>
        </draw:line>
        <draw:line draw:style-name="gr2" draw:text-style-name="P1" draw:layer="layout" svg:x1="10.525cm" svg:y1="9.89cm" svg:x2="10.525cm" svg:y2="14.335cm">
          <text:p/>
        </draw:line>
        <draw:line draw:style-name="gr2" draw:text-style-name="P1" draw:layer="layout" svg:x1="10.525cm" svg:y1="16.24cm" svg:x2="10.525cm" svg:y2="20.685cm">
          <text:p/>
        </draw:line>
        <draw:line draw:style-name="gr2" draw:text-style-name="P1" draw:layer="layout" svg:x1="10.525cm" svg:y1="22.59cm" svg:x2="10.525cm" svg:y2="25.7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ive user</meta:initial-creator>
    <meta:creation-date>2011-07-29T01:24:44</meta:creation-date>
    <dc:date>2011-07-29T01:31:02</dc:date>
    <dc:creator>Live user</dc:creator>
    <meta:editing-duration>PT00H06M19S</meta:editing-duration>
    <meta:editing-cycles>2</meta:editing-cycles>
    <meta:generator>OpenOffice.org/3.2$Linux OpenOffice.org_project/320m12$Build-9483</meta:generator>
    <meta:document-statistic meta:object-count="9"/>
  </office:meta>
</office:document-meta>
</file>